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ResolverChain.initChain( ArrayList &lt; ? extends ResourceResolver &gt; resolv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urceResolverChain.DefaultResourceResolverChain( @ Nullable List &lt; ? extends ResourceResolver &gt;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ourceResolverChain.resolveUrlPath( String resourcePath , List &lt; ? extends Resource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ourceResolverChain.DefaultResourceResolverChain( @ Nullable ResourceResolver resolver , @ Nullable ResourceResolv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ourceResolverChain.resolveResource( @ Nullable ServerWebExchange exchange , String requestPath , List &lt; ? extends Resource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